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01.25pt"/>
    </style:style>
    <style:style style:name="co6" style:family="table-column">
      <style:table-column-properties fo:break-before="auto" style:column-width="239.25pt"/>
    </style:style>
    <style:style style:name="co7" style:family="table-column">
      <style:table-column-properties fo:break-before="auto" style:column-width="479.2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100pt"/>
    </style:style>
    <style:style style:name="ro10" style:family="table-row">
      <style:table-row-properties fo:break-before="auto" style:row-height="410pt"/>
    </style:style>
    <style:style style:name="ro11" style:family="table-row">
      <style:table-row-properties fo:break-before="auto" style:row-height="86pt"/>
    </style:style>
    <style:style style:name="ro12" style:family="table-row">
      <style:table-row-properties fo:break-before="auto" style:row-height="143pt"/>
    </style:style>
    <style:style style:name="ro13" style:family="table-row">
      <style:table-row-properties fo:break-before="auto" style:row-height="299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ro18" style:family="table-row">
      <style:table-row-properties fo:break-before="auto" style:row-height="2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office:value-type="string">
            <text:p>Λίστα συγγραφέων</text:p>
          </table:table-cell>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office:value-type="string">
            <text:p>Συγγραφείς</text:p>
          </table:table-cell>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6">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office:value-type="string">
            <text:p>Χωρίς συγγραφέα</text:p>
          </table:table-cell>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office:value-type="string">
            <text:p>Ελάχιστα βιβλία ανά συγγραφέα</text:p>
          </table:table-cell>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1" office:value-type="string">
            <text:p>Μετάβαση στο προηγούμενο βιβλίο</text:p>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1" office:value-type="string">
            <text:p>Προσθήκη συλλογής αναγνωσμένων βιβλίων</text:p>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1" office:value-type="string">
            <text:p>Προβολή όλων ως μικρογραφίες</text:p>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7">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1" office:value-type="string">
            <text:p>Αυτόματη σήμανση ως «Νέο»</text:p>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1" office:value-type="string">
            <text:p>Σημάνσεις βιβλίου</text:p>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1" office:value-type="string">
            <text:p>Επιλογή βιβλίου</text:p>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11">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1" office:value-type="string">
            <text:p>Λίστα βιβλίων: Κυκλική εναλλαγή προς τα πίσω</text:p>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9">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1" office:value-type="string">
            <text:p>Λίστα βιβλίων: Κυκλική εναλλαγή προς τα εμπρός</text:p>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1" office:value-type="string">
            <text:p>Λίστα βιβλίων: Επόμενα βιβλία</text:p>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1" office:value-type="string">
            <text:p>Λίστα βιβλίων: Προηγούμενα βιβλία</text:p>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11">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1" office:value-type="string">
            <text:p>Λίστα βιβλίων: Επιλογή συλλογής</text:p>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7">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1" office:value-type="string">
            <text:p>Βιβλία του ίδιου συγγραφέα</text:p>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2">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1" office:value-type="string">
            <text:p>Σημείωση: Αυτή η ρύθμιση δεν επηρεάζει την τρέχουσα θέση ανάγνωσης.</text:p>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12">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1" office:value-type="string">
            <text:p>Καθαρισμός ιστορικού σελίδων κατά τον τερματισμό λειτουργίας </text:p>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1" office:value-type="string">
            <text:p>Συλλογές</text:p>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8">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1" office:value-type="string">
            <text:p>Αναζήτηση περιεχομένου</text:p>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3">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9">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1" office:value-type="string">
            <text:p>Προσαρμογή Λίστας Βιβλίων στο Αρχικό Μενού</text:p>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8">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style-name="ce21" office:value-type="string">
            <text:p>Διαγραφή αρχειοφυλακίου</text:p>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11">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style-name="ce21" office:value-type="string">
            <text:p>Απόκρυψη «Προσθήκη νέας συλλογής»</text:p>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style-name="ce21" office:value-type="string">
            <text:p>Απόκρυψη «Αγορασμένα βιβλία»</text:p>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11">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style-name="ce21" office:value-type="string">
            <text:p>Απόκρυψη «Αποθηκευμένα σημειωματάρια»</text:p>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1" office:value-type="string">
            <text:p>Απόκρυψη «Μη αναγνωσμένα βιβλία»</text:p>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11">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1" office:value-type="string">
            <text:p>Απόκρυψη «Μη αναγνωσμένα περιοδικά»</text:p>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1" office:value-type="string">
            <text:p>Επισκέψεις</text:p>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1" office:value-type="string">
            <text:p>Μόνο στο Αρχικό Μενού</text:p>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11">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1" office:value-type="string">
            <text:p>Πλήκτρα σελίδας στο Αρχικό Μενού</text:p>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1" office:value-type="string">
            <text:p>Αγνόησε κάρτες μνήμης</text:p>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7">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1" office:value-type="string">
            <text:p>Βιβλία που προστέθηκαν τελευταία</text:p>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7">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1" office:value-type="string">
            <text:p>Βιβλία που ανοίχτηκαν τελευταία</text:p>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8">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1" office:value-type="string">
            <text:p>Χειροκίνητο σημείο επιλογής</text:p>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1" office:value-type="string">
            <text:p>Χειροκίνητη σήμανση ως «Νέο»</text:p>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11">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1" office:value-type="string">
            <text:p>Σήμανση όλων των βιβλίων</text:p>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1" office:value-type="string">
            <text:p>Σήμανση όλων των βιβλίων ως αναγνωσμένα</text:p>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1" office:value-type="string">
            <text:p>Σήμανση όλων των βιβλίων ως μη αναγνωσμένα</text:p>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style-name="ce21" office:value-type="string">
            <text:p>Σήμανση ως αναγνωσμένο</text:p>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style-name="ce21" office:value-type="string">
            <text:p>Σήμανση ως μη αναγνωσμένο</text:p>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office:value-type="string">
            <text:p>Απαιτείται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1" office:value-type="string">
            <text:p>Επόμενα βιβλία στη συλλογή</text:p>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1" office:value-type="string">
            <text:p>Επόμενο σε</text:p>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style-name="ce21" office:value-type="string">
            <text:p>από</text:p>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11">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style-name="ce21" office:value-type="string">
            <text:p>Προβολή μόνο από σελίδα</text:p>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style-name="ce21" office:value-type="string">
            <text:p>Στοιχεία σελίδας επιλογών</text:p>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style-name="ce21" office:value-type="string">
            <text:p>Πιέστε για κύλιση, κρατήστε για εναλλαγή λίστας.</text:p>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style-name="ce21" office:value-type="string">
            <text:p>Πιέστε για εναλλαγή, κρατήστε για κύλιση λίστας.</text:p>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style-name="ce21" office:value-type="string">
            <text:p>Πρόοδος</text:p>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style-name="ce21" office:value-type="string">
            <text:p>Μορφή για το τρέχον βιβλίο</text:p>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style-name="ce21" office:value-type="string">
            <text:p>Μορφή για τις μικρογραφίες</text:p>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1" office:value-type="string">
            <text:p>Τυχαία βιβλία</text:p>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1" office:value-type="string">
            <text:p>Αναγνωσμένα βιβλία</text:p>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7">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1" office:value-type="string">
            <text:p>Αφαίρεση σήμανσης ως «Νέο»</text:p>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7">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1" office:value-type="string">
            <text:p>Αναζήτηση στα περιεχόμενα του βιβλίου;</text:p>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7">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1" office:value-type="string">
            <text:p>Γίνεται αναζήτηση στα περιεχόμενα</text:p>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1" office:value-type="string">
            <text:p>Επιλέξτε συλλογή</text:p>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1" office:value-type="string">
            <text:p>Ορίστε σήμανση ως «Νέο»</text:p>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11">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style-name="ce21" office:value-type="string">
            <text:p>Προβολή βελών στο Αρχικό Μενού</text:p>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style-name="ce21" office:value-type="string">
            <text:p>Προβολή προόδου ανάγνωσης</text:p>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style-name="ce21" office:value-type="string">
            <text:p>Προβολή για το τρέχον βιβλίο</text:p>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style-name="ce21" office:value-type="string">
            <text:p>Προβολή για τις μικρογραφίες </text:p>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style-name="ce21" office:value-type="string">
            <text:p>Υπο-συλλογές</text:p>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11">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style-name="ce21" office:value-type="string">
            <text:p>Διαχωριστής υπο-συλλογών</text:p>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1" office:value-type="string">
            <text:p>Διαχείριση βιβλίων</text:p>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1" office:value-type="string">
            <text:p>Χειρισμός περιοδικών ως βιβλία</text:p>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5">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office:value-type="string">
            <text:p>Σίγουρα θέλετε να διαγράψετε αυτό το αρχειοφυλάκιο;</text:p>
          </table:table-cell>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9">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ν να πρέπει να εισάγ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9">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office:value-type="string">
            <text:p>Αποτυχία στην αποσυμπίεση αρχειοφυλακίου</text:p>
          </table:table-cell>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office:value-type="string">
            <text:p>Αποσυμπίεση αρχειοφυλακίου</text:p>
          </table:table-cell>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11">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office:value-type="string">
            <text:p>Προεπισκόπηση βιβλίου</text:p>
          </table:table-cell>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office:value-type="string">
            <text:p>Προεπισκόπηση βιβλίου χωρίς να προστίθεται στη βιβλιοθήκη</text:p>
          </table:table-cell>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9">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11">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number-columns-repeated="2" table:style-name="ce29"/>
          <table:table-cell table:style-name="ce29" office:value-type="string">
            <text:p>Χρήση του πεδίου 'titleSorter', κατά την ταξινόμηση</text:p>
          </table:table-cell>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office:value-type="string">
            <text:p>Στοιχείο «..» (προηγ. φάκελος)</text:p>
          </table:table-cell>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9">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office:value-type="string">
            <text:p>Προβολή μεγέθους και τύπου αρχείου στο σχόλιο</text:p>
          </table:table-cell>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office:value-type="string">
            <text:p>Κατά συγγραφέα εναλλάσσοντας όνομα/επώνυμο</text:p>
          </table:table-cell>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7">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office:value-type="string">
            <text:p>Κατά συγγραφέα και μετά τίτλο</text:p>
          </table:table-cell>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office:value-type="string">
            <text:p>Κατά όνομα αρχείου</text:p>
          </table:table-cell>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9">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style-name="ce21" office:value-type="string">
            <text:p>Κατά όνομα αρχείου, προβαλλόμενο ως σχόλιο</text:p>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office:value-type="string">
            <text:p>Κατά τίτλο</text:p>
          </table:table-cell>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11">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office:value-type="string">
            <text:p>Ανενεργό</text:p>
          </table:table-cell>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office:value-type="string">
            <text:p>Ανενεργό (φόρτωση cache)</text:p>
          </table:table-cell>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office:value-type="string">
            <text:p>Ενεργό</text:p>
          </table:table-cell>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1" office:value-type="string">
            <text:p>Κυρ</text:p>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1" office:value-type="string">
            <text:p>Δευτέρα</text:p>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1" office:value-type="string">
            <text:p>Κυριακή</text:p>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1" office:value-type="string">
            <text:p>Προσεχή συμβάντα</text:p>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style-name="ce21" office:value-type="string">
            <text:p>Αγίου Πατρικίου</text:p>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1" office:value-type="string">
            <text:p>Προηγμένα</text:p>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9">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1" office:value-type="string">
            <text:p>Επανεκκινήστε για να ισχύσουν οι αλλαγές</text:p>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5">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1" office:value-type="string">
            <text:p>Περισσότερα</text:p>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1" office:value-type="string">
            <text:p>Ρυθμ. PRS+</text:p>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8">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1" office:value-type="string">
            <text:p>Παιχνίδια (ασταθή!)</text:p>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1" office:value-type="string">
            <text:p>Προεπιλεγμένο</text:p>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11">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9">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9">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9">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office:value-type="string">
            <text:p>Διατήρηση επιλογής μετά το λεξικό</text:p>
          </table:table-cell>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7">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office:value-type="string">
            <text:p>Θέση αναδυόμενου παραθύρου</text:p>
          </table:table-cell>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11">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office:value-type="string">
            <text:p>Απομνημόνευση λεξικού του βιβλίου</text:p>
          </table:table-cell>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office:value-type="string">
            <text:p>Κατά το άνοιγμα ενός βιβλίου, εναλλαγή στο λεξικό που χρησιμοποιήθηκε τελευταία για αυτό το βιβλίο</text:p>
          </table:table-cell>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11">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office:value-type="string">
            <text:p>Αποθήκευση λέξεων σε αρχείο TXT</text:p>
          </table:table-cell>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style-name="ce21" office:value-type="string">
            <text:p>Επιλογές λεξικού</text:p>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style-name="ce21" office:value-type="string">
            <text:p>Πάνω</text:p>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9">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style-name="ce21" office:value-type="string">
            <text:p>Περικοπή υπαρχόντων καταγραφών λέξεων</text:p>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style-name="ce21" office:value-type="string">
            <text:p>Μέγιστος αριθμός καταγραμμένων λέξεων</text:p>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number-columns-repeated="9"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number-columns-repeated="9"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number-columns-repeated="9"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number-columns-repeated="9"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number-columns-repeated="9"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number-columns-repeated="9"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number-columns-repeated="9"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number-columns-repeated="9"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number-columns-repeated="9"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number-columns-repeated="9"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1" office:value-type="string">
            <text:p>Πλήκτρο Αρχικού Μενού</text:p>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7">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1" office:value-type="string">
            <text:p>Κράτημα πλήκτρου Αρχικού Μενού</text:p>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11">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1" office:value-type="string">
            <text:p>Κράτημα κάτω πλήκτρου πλοήγησης</text:p>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9">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1" office:value-type="string">
            <text:p>Κράτημα αριστερού πλήκτρου πλοήγησης</text:p>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11">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1" office:value-type="string">
            <text:p>Κράτημα δεξιού πλήκτρου πλοήγησης</text:p>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11">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1" office:value-type="string">
            <text:p>Κράτημα πάνω πλήκτρου πλοήγησης</text:p>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11">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11">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9">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9" office:value-type="string">
            <text:p>LRF-Textgröße</text:p>
          </table:table-cell>
          <table:table-cell table:style-name="ce29" office:value-type="string">
            <text:p>Κλίμακα κειμένου LRF</text:p>
          </table:table-cell>
          <table:table-cell table:style-name="ce29" office:value-type="string">
            <text:p>Escalado de texto LRF</text:p>
          </table:table-cell>
          <table:table-cell table:style-name="ce29" office:value-type="string">
            <text:p>LRF : Mise à l'échelle du texte</text:p>
          </table:table-cell>
          <table:table-cell table:style-name="ce29" office:value-type="string">
            <text:p>Scala del carattere LRF</text:p>
          </table:table-cell>
          <table:table-cell table:style-name="ce29" office:value-type="string">
            <text:p>LRF-ის მასშტაბი</text:p>
          </table:table-cell>
          <table:table-cell table:style-name="ce29" office:value-type="string">
            <text:p>Escalat de text LRF</text:p>
          </table:table-cell>
          <table:table-cell table:style-name="ce29"/>
          <table:table-cell table:style-name="ce29"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1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9" office:value-type="string">
            <text:p>(100 ist der Standardwert für S)</text:p>
          </table:table-cell>
          <table:table-cell table:style-name="ce29" office:value-type="string">
            <text:p>(100 είναι η προεπιλεγμένη τιμή για το μέγεθος S)</text:p>
          </table:table-cell>
          <table:table-cell table:style-name="ce29" office:value-type="string">
            <text:p>(100 es el valor predefinido para S)</text:p>
          </table:table-cell>
          <table:table-cell table:style-name="ce29" office:value-type="string">
            <text:p>(100 est la valeur par défaut pour S)</text:p>
          </table:table-cell>
          <table:table-cell table:style-name="ce29" office:value-type="string">
            <text:p>(100 è il valore predefinito per S)</text:p>
          </table:table-cell>
          <table:table-cell table:style-name="ce29" office:value-type="string">
            <text:p>(100 არის სტანდარტული მნიშვნელობა S-ისთვის)</text:p>
          </table:table-cell>
          <table:table-cell table:style-name="ce29" office:value-type="string">
            <text:p>(100 és el valor predefinit per S)</text:p>
          </table:table-cell>
          <table:table-cell table:style-name="ce29"/>
          <table:table-cell table:style-name="ce29"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11">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9" office:value-type="string">
            <text:p>Aktuelles Buch neu formatieren</text:p>
          </table:table-cell>
          <table:table-cell table:style-name="ce29" office:value-type="string">
            <text:p>Επαναμορφοποίηση τρέχοντος βιβλίου</text:p>
          </table:table-cell>
          <table:table-cell table:style-name="ce29" office:value-type="string">
            <text:p>Reformatear Libro actual</text:p>
          </table:table-cell>
          <table:table-cell table:style-name="ce29" office:value-type="string">
            <text:p>Reformater le livre actuel</text:p>
          </table:table-cell>
          <table:table-cell table:number-columns-repeated="2" table:style-name="ce29"/>
          <table:table-cell table:style-name="ce29" office:value-type="string">
            <text:p>Reformateja Llibre Actual</text:p>
          </table:table-cell>
          <table:table-cell table:style-name="ce29"/>
          <table:table-cell table:style-name="ce29"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9" office:value-type="string">
            <text:p>Standard</text:p>
          </table:table-cell>
          <table:table-cell table:style-name="ce29" office:value-type="string">
            <text:p>προεπιλεγμένο</text:p>
          </table:table-cell>
          <table:table-cell table:style-name="ce29" office:value-type="string">
            <text:p>Por defecto</text:p>
          </table:table-cell>
          <table:table-cell table:style-name="ce29" office:value-type="string">
            <text:p>défaut</text:p>
          </table:table-cell>
          <table:table-cell table:number-columns-repeated="2" table:style-name="ce29"/>
          <table:table-cell table:style-name="ce29" office:value-type="string">
            <text:p>Per defecte</text:p>
          </table:table-cell>
          <table:table-cell table:style-name="ce29"/>
          <table:table-cell table:style-name="ce29"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1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9" office:value-type="string">
            <text:p>Ändert Schriftgrößen für *.LRF</text:p>
          </table:table-cell>
          <table:table-cell table:style-name="ce29" office:value-type="string">
            <text:p>Αλλάζει το μέγεθος γραμματοσειράς για τα αρχεία LRF</text:p>
          </table:table-cell>
          <table:table-cell table:style-name="ce29" office:value-type="string">
            <text:p>Modifica el tamaño de la fuente en LRF</text:p>
          </table:table-cell>
          <table:table-cell table:style-name="ce29" office:value-type="string">
            <text:p>Modifie la taille des polices pour les *.LRF</text:p>
          </table:table-cell>
          <table:table-cell table:number-columns-repeated="2" table:style-name="ce29"/>
          <table:table-cell table:style-name="ce29" office:value-type="string">
            <text:p>Canvia la mida de la font en els LRF</text:p>
          </table:table-cell>
          <table:table-cell table:style-name="ce29"/>
          <table:table-cell table:style-name="ce29"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8">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9" office:value-type="string">
            <text:p>Benötigt Neustart!</text:p>
          </table:table-cell>
          <table:table-cell table:style-name="ce29" office:value-type="string">
            <text:p>Απαιτεί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5" office:value-type="string">
            <text:p>Zubehör</text:p>
          </table:table-cell>
          <table:table-cell table:number-columns-repeated="8" table:style-name="ce35"/>
          <table:table-cell table:number-columns-repeated="2"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9" office:value-type="string">
            <text:p>Symbol 1 (Haken)</text:p>
          </table:table-cell>
          <table:table-cell table:style-name="ce29" office:value-type="string">
            <text:p>Σήμανση 1 (επιλογή)</text:p>
          </table:table-cell>
          <table:table-cell table:style-name="ce29" office:value-type="string">
            <text:p>Marca 1 (check)</text:p>
          </table:table-cell>
          <table:table-cell table:style-name="ce29" office:value-type="string">
            <text:p>Marque 1 (coche)</text:p>
          </table:table-cell>
          <table:table-cell table:style-name="ce29" office:value-type="string">
            <text:p>Simbolo 1 (check)</text:p>
          </table:table-cell>
          <table:table-cell table:style-name="ce29" office:value-type="string">
            <text:p>ნიშანი 1 (თოლია)</text:p>
          </table:table-cell>
          <table:table-cell table:style-name="ce29" office:value-type="string">
            <text:p>Marca 1 (Check)</text:p>
          </table:table-cell>
          <table:table-cell table:style-name="ce29" office:value-type="string">
            <text:p>Mark 1 (check)</text:p>
          </table:table-cell>
          <table:table-cell table:style-name="ce29"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9" office:value-type="string">
            <text:p>Symbol 2 (Stern)</text:p>
          </table:table-cell>
          <table:table-cell table:style-name="ce29" office:value-type="string">
            <text:p>Σήμανση 2 (αστέρι)</text:p>
          </table:table-cell>
          <table:table-cell table:style-name="ce29" office:value-type="string">
            <text:p>Marca 2 (estrella)</text:p>
          </table:table-cell>
          <table:table-cell table:style-name="ce29" office:value-type="string">
            <text:p>Marque 2 (étoile)</text:p>
          </table:table-cell>
          <table:table-cell table:style-name="ce29" office:value-type="string">
            <text:p>Simbolo 2 (stella)</text:p>
          </table:table-cell>
          <table:table-cell table:style-name="ce29" office:value-type="string">
            <text:p>ნიშანი 2 (ვარსკვლავი)</text:p>
          </table:table-cell>
          <table:table-cell table:style-name="ce29" office:value-type="string">
            <text:p>Marca 2 (Estrella)</text:p>
          </table:table-cell>
          <table:table-cell table:style-name="ce29" office:value-type="string">
            <text:p>Mark 2 (star)</text:p>
          </table:table-cell>
          <table:table-cell table:style-name="ce29"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6">
          <table:table-cell/>
          <table:table-cell table:style-name="ce23" office:value-type="string">
            <text:p>MARK_2</text:p>
          </table:table-cell>
          <table:table-cell table:style-name="ce23" office:value-type="string">
            <text:p>Mark 3 (circle)</text:p>
          </table:table-cell>
          <table:table-cell table:style-name="ce23"/>
          <table:table-cell table:style-name="ce29" office:value-type="string">
            <text:p>Symbol 3 (Kreis)</text:p>
          </table:table-cell>
          <table:table-cell table:style-name="ce29" office:value-type="string">
            <text:p>Σήμανση 3 (κύκλος)</text:p>
          </table:table-cell>
          <table:table-cell table:style-name="ce29" office:value-type="string">
            <text:p>Marca 3 (círculo)</text:p>
          </table:table-cell>
          <table:table-cell table:style-name="ce29" office:value-type="string">
            <text:p>Marque 3 (cercle)</text:p>
          </table:table-cell>
          <table:table-cell table:style-name="ce29" office:value-type="string">
            <text:p>Simbolo 3 (cerchio)</text:p>
          </table:table-cell>
          <table:table-cell table:style-name="ce29" office:value-type="string">
            <text:p>ნიშანი 3 (წრეწირი)</text:p>
          </table:table-cell>
          <table:table-cell table:style-name="ce29" office:value-type="string">
            <text:p>Marca 3 (Cercle)</text:p>
          </table:table-cell>
          <table:table-cell table:style-name="ce29" office:value-type="string">
            <text:p>Mark 3 (circle)</text:p>
          </table:table-cell>
          <table:table-cell table:style-name="ce29"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9" office:value-type="string">
            <text:p>Symbol 4 (Rechteck)</text:p>
          </table:table-cell>
          <table:table-cell table:style-name="ce29" office:value-type="string">
            <text:p>Σήμανση 4 (τετράγωνο)</text:p>
          </table:table-cell>
          <table:table-cell table:style-name="ce29" office:value-type="string">
            <text:p>Marca 4 (cuadrado)</text:p>
          </table:table-cell>
          <table:table-cell table:style-name="ce29" office:value-type="string">
            <text:p>Marque 4 (carré)</text:p>
          </table:table-cell>
          <table:table-cell table:style-name="ce29" office:value-type="string">
            <text:p>Simbolo 4 (quadrato)</text:p>
          </table:table-cell>
          <table:table-cell table:style-name="ce29" office:value-type="string">
            <text:p>ნიშანი 4 (კვადრატი)</text:p>
          </table:table-cell>
          <table:table-cell table:style-name="ce29" office:value-type="string">
            <text:p>Marca 4 (Quadrat)</text:p>
          </table:table-cell>
          <table:table-cell table:style-name="ce29" office:value-type="string">
            <text:p>Mark 4 (square)</text:p>
          </table:table-cell>
          <table:table-cell table:style-name="ce29"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9" office:value-type="string">
            <text:p>Symbol 5 (Dreieck)</text:p>
          </table:table-cell>
          <table:table-cell table:style-name="ce29" office:value-type="string">
            <text:p>Σήμανση 5 (τετράγωνο)</text:p>
          </table:table-cell>
          <table:table-cell table:style-name="ce29" office:value-type="string">
            <text:p>Marca 5 (triángulo)</text:p>
          </table:table-cell>
          <table:table-cell table:style-name="ce29" office:value-type="string">
            <text:p>Marque 5 (triangle)</text:p>
          </table:table-cell>
          <table:table-cell table:style-name="ce29" office:value-type="string">
            <text:p>Simbolo 5 (triangolo)</text:p>
          </table:table-cell>
          <table:table-cell table:style-name="ce29" office:value-type="string">
            <text:p>ნიშანი 5 (სამკუთხედი)</text:p>
          </table:table-cell>
          <table:table-cell table:style-name="ce29" office:value-type="string">
            <text:p>Marca 5 (Triangle)</text:p>
          </table:table-cell>
          <table:table-cell table:style-name="ce29" office:value-type="string">
            <text:p>Mark 5 (triangle)</text:p>
          </table:table-cell>
          <table:table-cell table:style-name="ce29"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9" office:value-type="string">
            <text:p>Position markieren</text:p>
          </table:table-cell>
          <table:table-cell table:style-name="ce29" office:value-type="string">
            <text:p>Θέση σήμανσης</text:p>
          </table:table-cell>
          <table:table-cell table:style-name="ce29" office:value-type="string">
            <text:p>Posición de las marcas</text:p>
          </table:table-cell>
          <table:table-cell table:style-name="ce29" office:value-type="string">
            <text:p>Marquer Position</text:p>
          </table:table-cell>
          <table:table-cell table:style-name="ce29" office:value-type="string">
            <text:p>Simbolo Posizione</text:p>
          </table:table-cell>
          <table:table-cell table:style-name="ce29" office:value-type="string">
            <text:p>ნიშნის პოზიცია</text:p>
          </table:table-cell>
          <table:table-cell table:style-name="ce29" office:value-type="string">
            <text:p>Posició de la Marca</text:p>
          </table:table-cell>
          <table:table-cell table:style-name="ce29" office:value-type="string">
            <text:p>Mark Position</text:p>
          </table:table-cell>
          <table:table-cell table:style-name="ce29"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9" office:value-type="string">
            <text:p>Bücher markieren</text:p>
          </table:table-cell>
          <table:table-cell table:style-name="ce29" office:value-type="string">
            <text:p>Σήμανση βιβλίων</text:p>
          </table:table-cell>
          <table:table-cell table:style-name="ce29" office:value-type="string">
            <text:p>Marcas de libros</text:p>
          </table:table-cell>
          <table:table-cell table:style-name="ce29" office:value-type="string">
            <text:p>Marquer Livres</text:p>
          </table:table-cell>
          <table:table-cell table:style-name="ce29" office:value-type="string">
            <text:p>Simbolo Libri</text:p>
          </table:table-cell>
          <table:table-cell table:style-name="ce29" office:value-type="string">
            <text:p>წიგნების მარკირება</text:p>
          </table:table-cell>
          <table:table-cell table:style-name="ce29" office:value-type="string">
            <text:p>Marcar Llibres</text:p>
          </table:table-cell>
          <table:table-cell table:style-name="ce29" office:value-type="string">
            <text:p>Mark Books</text:p>
          </table:table-cell>
          <table:table-cell table:style-name="ce29"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5">
          <table:table-cell/>
          <table:table-cell table:style-name="ce23" office:value-type="string">
            <text:p>VALUE_BOTTOM</text:p>
          </table:table-cell>
          <table:table-cell table:style-name="ce23" office:value-type="string">
            <text:p>Bottom</text:p>
          </table:table-cell>
          <table:table-cell table:style-name="ce23"/>
          <table:table-cell table:style-name="ce29" office:value-type="string">
            <text:p>Unten</text:p>
          </table:table-cell>
          <table:table-cell table:style-name="ce29" office:value-type="string">
            <text:p>Κάτω</text:p>
          </table:table-cell>
          <table:table-cell table:style-name="ce29" office:value-type="string">
            <text:p>Debajo</text:p>
          </table:table-cell>
          <table:table-cell table:style-name="ce29" office:value-type="string">
            <text:p>Bas</text:p>
          </table:table-cell>
          <table:table-cell table:style-name="ce29" office:value-type="string">
            <text:p>Parte inferiore</text:p>
          </table:table-cell>
          <table:table-cell table:style-name="ce29" office:value-type="string">
            <text:p>ქვემოთ</text:p>
          </table:table-cell>
          <table:table-cell table:style-name="ce29" office:value-type="string">
            <text:p>Part Inferior</text:p>
          </table:table-cell>
          <table:table-cell table:style-name="ce29" office:value-type="string">
            <text:p>Dolů</text:p>
          </table:table-cell>
          <table:table-cell table:style-name="ce29"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8">
          <table:table-cell/>
          <table:table-cell table:style-name="ce23" office:value-type="string">
            <text:p>VALUE_OVER_ICON</text:p>
          </table:table-cell>
          <table:table-cell table:style-name="ce23" office:value-type="string">
            <text:p>Left (over icon)</text:p>
          </table:table-cell>
          <table:table-cell table:style-name="ce23"/>
          <table:table-cell table:style-name="ce29" office:value-type="string">
            <text:p>Links (über dem Icon)</text:p>
          </table:table-cell>
          <table:table-cell table:style-name="ce29" office:value-type="string">
            <text:p>Αριστερά (πάνω από το εικονίδιο)</text:p>
          </table:table-cell>
          <table:table-cell table:style-name="ce29" office:value-type="string">
            <text:p>Izquierda (sobre el icono)</text:p>
          </table:table-cell>
          <table:table-cell table:style-name="ce29" office:value-type="string">
            <text:p>Gauche (sur icône)</text:p>
          </table:table-cell>
          <table:table-cell table:style-name="ce29" office:value-type="string">
            <text:p>Sinistra (sopra l'icona)</text:p>
          </table:table-cell>
          <table:table-cell table:style-name="ce29" office:value-type="string">
            <text:p>მარხენა ხატულაზე</text:p>
          </table:table-cell>
          <table:table-cell table:style-name="ce29" office:value-type="string">
            <text:p>Esquerra (sobre l'icona)</text:p>
          </table:table-cell>
          <table:table-cell table:style-name="ce29" office:value-type="string">
            <text:p>Vlevo (over icon)</text:p>
          </table:table-cell>
          <table:table-cell table:style-name="ce29"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9" office:value-type="string">
            <text:p>Rechts</text:p>
          </table:table-cell>
          <table:table-cell table:style-name="ce29" office:value-type="string">
            <text:p>Δεξιά</text:p>
          </table:table-cell>
          <table:table-cell table:style-name="ce29" office:value-type="string">
            <text:p>Derecha</text:p>
          </table:table-cell>
          <table:table-cell table:style-name="ce29" office:value-type="string">
            <text:p>Droite</text:p>
          </table:table-cell>
          <table:table-cell table:style-name="ce29" office:value-type="string">
            <text:p>Destra</text:p>
          </table:table-cell>
          <table:table-cell table:style-name="ce29" office:value-type="string">
            <text:p>მარჯვნივ</text:p>
          </table:table-cell>
          <table:table-cell table:style-name="ce29" office:value-type="string">
            <text:p>Dreta</text:p>
          </table:table-cell>
          <table:table-cell table:style-name="ce29" office:value-type="string">
            <text:p>Vpravo</text:p>
          </table:table-cell>
          <table:table-cell table:style-name="ce29"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11">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11">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1" office:value-type="string">
            <text:p>Μετάβαση στις Συλλογές</text:p>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1" office:value-type="string">
            <text:p>Συνέχεια ανάγνωσης</text:p>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7">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1" office:value-type="string">
            <text:p>Διαγραφή τρέχοντος στοιχείου</text:p>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11">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1" office:value-type="string">
            <text:p>Μετάβαση σε Χειρόγραφες σημειώσεις</text:p>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6">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1" office:value-type="string">
            <text:p>Μετάβαση σε Παιχνίδια</text:p>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1" office:value-type="string">
            <text:p>Καμιά ενέργεια</text:p>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7">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1" office:value-type="string">
            <text:p>Μετάβαση σε Σημειώσεις κειμένου</text:p>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8">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1" office:value-type="string">
            <text:p>Άνοιγμα πίνακα περιεχομένων</text:p>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8">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1" office:value-type="string">
            <text:p>Άνοιγμα λίστας σημειώσεων</text:p>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8">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1" office:value-type="string">
            <text:p>Πάυση/Αναπαραγωγή ήχου</text:p>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1" office:value-type="string">
            <text:p>Μετάβαση σε Περιοδικά</text:p>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6">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1" office:value-type="string">
            <text:p>Κατάσταση αναμονής</text:p>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9">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1" office:value-type="string">
            <text:p>Εναλλαγή γραμμής εργαλείων των σημειώσεων</text:p>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7">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1" office:value-type="string">
            <text:p>Προηγούμενο μενού (Πίσω/Πάνω)</text:p>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1" office:value-type="string">
            <text:p>Άνοιγμα επιλογών</text:p>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8">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1" office:value-type="string">
            <text:p>Μετάβαση στην Αρχική Οθόνη</text:p>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1" office:value-type="string">
            <text:p>Περιστροφή</text:p>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1" office:value-type="string">
            <text:p>Περιστροφή 0°</text:p>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1" office:value-type="string">
            <text:p>Περιστροφή 90°</text:p>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6">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1" office:value-type="string">
            <text:p>Περιστροφή 180°</text:p>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6">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1" office:value-type="string">
            <text:p>Περιστροφή 270°</text:p>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11">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1" office:value-type="string">
            <text:p>Περιστροφή αριστερόστροφα</text:p>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1" office:value-type="string">
            <text:p>Περιστροφή δεξιόστροφα</text:p>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5">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1" office:value-type="string">
            <text:p>Αναζήτηση</text:p>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1" office:value-type="string">
            <text:p>Μέγεθος</text:p>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1" office:value-type="string">
            <text:p>Σελιδοδείκτης</text:p>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1" office:value-type="string">
            <text:p>Μενού σελιδοδείκτη</text:p>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1" office:value-type="string">
            <text:p>Τυπικές ενέργειες</text:p>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9">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1" office:value-type="string">
            <text:p>Χρόνος αυτόματου τερματισμού λειτουργίας</text:p>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11">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1" office:value-type="string">
            <text:p>Χρόνος αυτόματης κατάστασης αναμονής</text:p>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1" office:value-type="string">
            <text:p>Χρώμα φόντου</text:p>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11">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1" office:value-type="string">
            <text:p>Το προσαρμοσμένο κείμενο δεν βρέθηκε</text:p>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15">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1" office:value-type="string">
            <text:p>Προβολή επικάλυψης συμβάντων στην κατάσταση αναμονής</text:p>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11">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1" office:value-type="string">
            <text:p>Προβολή εικονιδίου στην κατάσταση αναμονής</text:p>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1" office:value-type="string">
            <text:p>Προβολή επικάλυψης μικρού εξωφύλλου στην κατάσταση αναμονής</text:p>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1" office:value-type="string">
            <text:p>Προβολή προσαρμοσμένου κειμένου κατάστασης αναμονής</text:p>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14">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1" office:value-type="string">
            <text:p>Προβολή επικάλυψης συμβάντων στον τερματισμό λειτουργίας</text:p>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1" office:value-type="string">
            <text:p>Προβολή εικονιδίου στον τερματισμό λειτουργίας</text:p>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2">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1" office:value-type="string">
            <text:p>Προβολή επικάλυψης μικρού εξωφύλλου στον τερματισμό λειτουργίας</text:p>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15">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1" office:value-type="string">
            <text:p>Προβολή προσαρμοσμένου κειμένου τερματισμού λειτουργίας</text:p>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1" office:value-type="string">
            <text:p>Πρόσμιξη εικόνας</text:p>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15">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1" office:value-type="string">
            <text:p>Εισαγωγή λειτουργίας μεταφοράς δεδομένων</text:p>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style-name="ce21" office:value-type="string">
            <text:p>Προσαρμογή εικόνας</text:p>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9">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1" office:value-type="string">
            <text:p>Συνέχεια ανάγνωσης, φόρτιση μέσω USB</text:p>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8">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1" office:value-type="string">
            <text:p>Κατάσταση αναμονής...</text:p>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8">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1" office:value-type="string">
            <text:p>Εικόνα κατάστασης αναμονής</text:p>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7">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1" office:value-type="string">
            <text:p>Τύπος εικόνας κατάστασης αναμονής</text:p>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1" office:value-type="string">
            <text:p>Εικόνα τερματισμού λειτουργίας</text:p>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11">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1" office:value-type="string">
            <text:p>Τύπος εικόνας τερματισμού λειτουργίας</text:p>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9">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1" office:value-type="string">
            <text:p>Κατάσταση αναμονής/Τερματισμός λειτουργίας</text:p>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11">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style-name="ce21" office:value-type="string">
            <text:p>Διάλογος λειτουργίας μεταφοράς USB</text:p>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2">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1" office:value-type="string">
            <text:p>Σας επιτρέπει να συνεχίσετε την ανάγνωση κατά τη φόρτιση μέσω USB</text:p>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1" office:value-type="string">
            <text:p>Τρέχουσα οθόνη</text:p>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1" office:value-type="string">
            <text:p>Μαύρη οθόνη</text:p>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1" office:value-type="string">
            <text:p>Ημερολόγιο και Συμβάντα</text:p>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1" office:value-type="string">
            <text:p>Εξώφυλλο τρέχοντος βιβλίου</text:p>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1" office:value-type="string">
            <text:p>Όχι</text:p>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1" office:value-type="string">
            <text:p>Διατήρηση αναλογίας εικόνας</text:p>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15">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1" office:value-type="string">
            <text:p>Λειτουργία κατάστασης αναμονής συστήματος</text:p>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1" office:value-type="string">
            <text:p>Τυχαία εικόνα</text:p>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1" office:value-type="string">
            <text:p>Επέκταση για προσαρμογή στην οθόνη</text:p>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1" office:value-type="string">
            <text:p>Ναι</text:p>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1" office:value-type="string">
            <text:p>Λευκή οθόνη</text:p>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11">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11">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9">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11">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9">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9">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11">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4">
          <table:table-cell/>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number-columns-repeated="10"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9">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style-name="ce21" office:value-type="string">
            <text:p>Χωρίς προβολή επικάλυψης</text:p>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PTION_WHITEMASK</text:p>
          </table:table-cell>
          <table:table-cell table:style-name="ce21" office:value-type="string">
            <text:p>Mask Overlap blank</text:p>
          </table:table-cell>
          <table:table-cell/>
          <table:table-cell table:style-name="ce21" office:value-type="string">
            <text:p>Überlappung weiß ausblenden</text:p>
          </table:table-cell>
          <table:table-cell table:number-columns-repeated="11"/>
          <table:table-cell table:style-name="ce34"/>
          <table:table-cell table:number-columns-repeated="1007"/>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style-name="ce21" office:value-type="string">
            <text:p>Παράκαμψη φωτεινότερου</text:p>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style-name="ce21" office:value-type="string">
            <text:p>Παράκαμψη σκοτεινότερου</text:p>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style-name="ce21" office:value-type="string">
            <text:p>Παράκαμψη λεπτομερειών</text:p>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style-name="ce21" office:value-type="string">
            <text:p>Παράκαμψη αρχικού</text:p>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11">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style-name="ce21" office:value-type="string">
            <text:p>Παράκαμψη κορεσμένου</text:p>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5">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style-name="ce21" office:value-type="string">
            <text:p>δευτερόλεπτα</text:p>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style-name="ce21" office:value-type="string">
            <text:p>Προβολή γονικών στοιχείων στον πίνακα περιεχομένων</text:p>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style-name="ce21" office:value-type="string">
            <text:p>Εναλλαγή αυτόματου γυρίσματος σελίδας</text:p>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15">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style-name="ce21" office:value-type="string">
            <text:p>Εναλλαγή ακριβούς οριζόντιου προσανατολισμού</text:p>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number-columns-repeated="3" table:style-name="ce23"/>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number-columns-repeated="3" table:style-name="ce23"/>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mem</text:p>
          </table:table-cell>
          <table:table-cell table:number-columns-repeated="2" table:style-name="ce23"/>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number-columns-repeated="3" table:style-name="ce23"/>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number-columns-repeated="3" table:style-name="ce23"/>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number-columns-repeated="3" table:style-name="ce23"/>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number-columns-repeated="3" table:style-name="ce23"/>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DF</text:p>
          </table:table-cell>
          <table:table-cell table:style-name="ce23" office:value-type="string">
            <text:p>Enable free space information</text:p>
          </table:table-cell>
          <table:table-cell table:number-columns-repeated="9" table:style-name="ce23"/>
          <table:table-cell table:style-name="ce23" office:value-type="string">
            <text:p>Vrije ruimte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MNTINFO</text:p>
          </table:table-cell>
          <table:table-cell table:style-name="ce23" office:value-type="string">
            <text:p>Enable mount information</text:p>
          </table:table-cell>
          <table:table-cell table:number-columns-repeated="9" table:style-name="ce23"/>
          <table:table-cell table:style-name="ce23" office:value-type="string">
            <text:p>Mount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REBOOT</text:p>
          </table:table-cell>
          <table:table-cell table:style-name="ce23" office:value-type="string">
            <text:p>Reader is rebooting.\nPlease stand by.</text:p>
          </table:table-cell>
          <table:table-cell table:number-columns-repeated="9" table:style-name="ce23"/>
          <table:table-cell table:style-name="ce23" office:value-type="string">
            <text:p>Reader is aan het herstarten.\nEven gedu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9">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5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